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4b85" officeooo:paragraph-rsid="000e4b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ły temat był na podstawie strony: https://galaxy.agh.edu.pl/~pamalino/programowanie/mysql/index.php#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5T12:00:20.597997200</meta:creation-date>
    <dc:date>2025-11-15T12:01:45.915067600</dc:date>
    <meta:editing-duration>PT1M26S</meta:editing-duration>
    <meta:editing-cycles>1</meta:editing-cycles>
    <meta:document-statistic meta:table-count="0" meta:image-count="0" meta:object-count="0" meta:page-count="1" meta:paragraph-count="1" meta:word-count="7" meta:character-count="102" meta:non-whitespace-character-count="96"/>
    <meta:generator>LibreOffice/25.2.6.2$Windows_X86_64 LibreOffice_project/729c5bfe710f5eb71ed3bbde9e06a6065e9c6c5d</meta:generator>
  </office:meta>
</office:document-meta>
</file>